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Завдання_20_1">
      <style:table-properties table:display="true" style:writing-mode="lr-tb"/>
    </style:style>
    <style:style style:name="ta2" style:family="table" style:master-page-name="PageStyle_5f_Завдання_20_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="0.06pt solid #000000" style:rotation-align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 style:rotation-align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rotation-align="none"/>
      <style:text-properties fo:color="#b2b2b2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33%"/>
    </style:style>
  </office:automatic-styles>
  <office:body>
    <office:spreadsheet>
      <table:calculation-settings table:case-sensitive="false" table:automatic-find-labels="false" table:use-regular-expressions="false"/>
      <table:table table:name="Завдання 1" table:style-name="ta1">
        <office:forms form:automatic-focus="false" form:apply-design-mode="false"/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 table:number-columns-spanned="6" table:number-rows-spanned="1">
            <text:p>Завдання 1</text:p>
          </table:table-cell>
          <table:covered-table-cell table:number-columns-repeated="5" table:style-name="ce6"/>
          <table:table-cell table:style-name="Default"/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b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-12" calcext:value-type="float">
            <text:p>-12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26" calcext:value-type="float">
            <text:p>26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style-name="ce8" office:value-type="float" office:value="22" calcext:value-type="float">
            <text:p>22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6" table:number-rows-spanned="1">
            <text:p>метод Крамера</text:p>
          </table:table-cell>
          <table:covered-table-cell table:number-columns-repeated="5" table:style-name="ce6"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Δ=</text:p>
          </table:table-cell>
          <table:table-cell table:number-matrix-columns-spanned="4" table:number-matrix-rows-spanned="4" table:formula="of:=[.B3:.E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" table:formula="of:=MDETERM([.B9:.E12])" office:value-type="float" office:value="-768" calcext:value-type="float" table:number-columns-spanned="1" table:number-rows-spanned="4">
            <text:p>-768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Δ1=</text:p>
          </table:table-cell>
          <table:table-cell table:formula="of:=[.F3]" office:value-type="float" office:value="-12" calcext:value-type="float">
            <text:p>-12</text:p>
          </table:table-cell>
          <table:table-cell table:formula="of:=[.C3]" office:value-type="float" office:value="4" calcext:value-type="float">
            <text:p>4</text:p>
          </table:table-cell>
          <table:table-cell table:formula="of:=[.D3]" office:value-type="float" office:value="4" calcext:value-type="float">
            <text:p>4</text:p>
          </table:table-cell>
          <table:table-cell table:formula="of:=[.E3]" office:value-type="float" office:value="8" calcext:value-type="float">
            <text:p>8</text:p>
          </table:table-cell>
          <table:table-cell table:style-name="ce4" table:formula="of:=MDETERM([.B13:.E16])" office:value-type="float" office:value="-768" calcext:value-type="float" table:number-columns-spanned="1" table:number-rows-spanned="4">
            <text:p>-768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table:formula="of:=[.F4]" office:value-type="float" office:value="26" calcext:value-type="float">
            <text:p>26</text:p>
          </table:table-cell>
          <table:table-cell table:formula="of:=[.C4]" office:value-type="float" office:value="-8" calcext:value-type="float">
            <text:p>-8</text:p>
          </table:table-cell>
          <table:table-cell table:formula="of:=[.D4]" office:value-type="float" office:value="-2" calcext:value-type="float">
            <text:p>-2</text:p>
          </table:table-cell>
          <table:table-cell table:formula="of:=[.E4]" office:value-type="float" office:value="6" calcext:value-type="float">
            <text:p>6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table:formula="of:=[.F5]" office:value-type="float" office:value="0" calcext:value-type="float">
            <text:p>0</text:p>
          </table:table-cell>
          <table:table-cell table:formula="of:=[.C5]" office:value-type="float" office:value="2" calcext:value-type="float">
            <text:p>2</text:p>
          </table:table-cell>
          <table:table-cell table:formula="of:=[.D5]" office:value-type="float" office:value="-8" calcext:value-type="float">
            <text:p>-8</text:p>
          </table:table-cell>
          <table:table-cell table:formula="of:=[.E5]" office:value-type="float" office:value="8" calcext:value-type="float">
            <text:p>8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table:formula="of:=[.F6]" office:value-type="float" office:value="22" calcext:value-type="float">
            <text:p>22</text:p>
          </table:table-cell>
          <table:table-cell table:formula="of:=[.C6]" office:value-type="float" office:value="-8" calcext:value-type="float">
            <text:p>-8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-6" calcext:value-type="float">
            <text:p>-6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Δ2=</text:p>
          </table:table-cell>
          <table:table-cell table:formula="of:=[.B3]" office:value-type="float" office:value="4" calcext:value-type="float">
            <text:p>4</text:p>
          </table:table-cell>
          <table:table-cell table:formula="of:=[.F3]" office:value-type="float" office:value="-12" calcext:value-type="float">
            <text:p>-12</text:p>
          </table:table-cell>
          <table:table-cell table:formula="of:=[.D3]" office:value-type="float" office:value="4" calcext:value-type="float">
            <text:p>4</text:p>
          </table:table-cell>
          <table:table-cell table:formula="of:=[.E3]" office:value-type="float" office:value="8" calcext:value-type="float">
            <text:p>8</text:p>
          </table:table-cell>
          <table:table-cell table:style-name="ce4" table:formula="of:=MDETERM([.B17:.E20])" office:value-type="float" office:value="2304" calcext:value-type="float" table:number-columns-spanned="1" table:number-rows-spanned="4">
            <text:p>2304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table:formula="of:=[.B4]" office:value-type="float" office:value="0" calcext:value-type="float">
            <text:p>0</text:p>
          </table:table-cell>
          <table:table-cell table:formula="of:=[.F4]" office:value-type="float" office:value="26" calcext:value-type="float">
            <text:p>26</text:p>
          </table:table-cell>
          <table:table-cell table:formula="of:=[.D4]" office:value-type="float" office:value="-2" calcext:value-type="float">
            <text:p>-2</text:p>
          </table:table-cell>
          <table:table-cell table:formula="of:=[.E4]" office:value-type="float" office:value="6" calcext:value-type="float">
            <text:p>6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table:formula="of:=[.B5]" office:value-type="float" office:value="-2" calcext:value-type="float">
            <text:p>-2</text:p>
          </table:table-cell>
          <table:table-cell table:formula="of:=[.F5]" office:value-type="float" office:value="0" calcext:value-type="float">
            <text:p>0</text:p>
          </table:table-cell>
          <table:table-cell table:formula="of:=[.D5]" office:value-type="float" office:value="-8" calcext:value-type="float">
            <text:p>-8</text:p>
          </table:table-cell>
          <table:table-cell table:formula="of:=[.E5]" office:value-type="float" office:value="8" calcext:value-type="float">
            <text:p>8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table:formula="of:=[.B6]" office:value-type="float" office:value="0" calcext:value-type="float">
            <text:p>0</text:p>
          </table:table-cell>
          <table:table-cell table:formula="of:=[.F6]" office:value-type="float" office:value="22" calcext:value-type="float">
            <text:p>22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-6" calcext:value-type="float">
            <text:p>-6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Δ2=</text:p>
          </table:table-cell>
          <table:table-cell table:formula="of:=[.B3]" office:value-type="float" office:value="4" calcext:value-type="float">
            <text:p>4</text:p>
          </table:table-cell>
          <table:table-cell table:formula="of:=[.C3]" office:value-type="float" office:value="4" calcext:value-type="float">
            <text:p>4</text:p>
          </table:table-cell>
          <table:table-cell table:formula="of:=[.F3]" office:value-type="float" office:value="-12" calcext:value-type="float">
            <text:p>-12</text:p>
          </table:table-cell>
          <table:table-cell table:formula="of:=[.E3]" office:value-type="float" office:value="8" calcext:value-type="float">
            <text:p>8</text:p>
          </table:table-cell>
          <table:table-cell table:style-name="ce4" table:formula="of:=MDETERM([.B21:.E24])" office:value-type="float" office:value="768" calcext:value-type="float" table:number-columns-spanned="1" table:number-rows-spanned="4">
            <text:p>768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table:formula="of:=[.B4]" office:value-type="float" office:value="0" calcext:value-type="float">
            <text:p>0</text:p>
          </table:table-cell>
          <table:table-cell table:formula="of:=[.C4]" office:value-type="float" office:value="-8" calcext:value-type="float">
            <text:p>-8</text:p>
          </table:table-cell>
          <table:table-cell table:formula="of:=[.F4]" office:value-type="float" office:value="26" calcext:value-type="float">
            <text:p>26</text:p>
          </table:table-cell>
          <table:table-cell table:formula="of:=[.E4]" office:value-type="float" office:value="6" calcext:value-type="float">
            <text:p>6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table:formula="of:=[.B5]" office:value-type="float" office:value="-2" calcext:value-type="float">
            <text:p>-2</text:p>
          </table:table-cell>
          <table:table-cell table:formula="of:=[.C5]" office:value-type="float" office:value="2" calcext:value-type="float">
            <text:p>2</text:p>
          </table:table-cell>
          <table:table-cell table:formula="of:=[.F5]" office:value-type="float" office:value="0" calcext:value-type="float">
            <text:p>0</text:p>
          </table:table-cell>
          <table:table-cell table:formula="of:=[.E5]" office:value-type="float" office:value="8" calcext:value-type="float">
            <text:p>8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table:formula="of:=[.B6]" office:value-type="float" office:value="0" calcext:value-type="float">
            <text:p>0</text:p>
          </table:table-cell>
          <table:table-cell table:formula="of:=[.C6]" office:value-type="float" office:value="-8" calcext:value-type="float">
            <text:p>-8</text:p>
          </table:table-cell>
          <table:table-cell table:formula="of:=[.F6]" office:value-type="float" office:value="22" calcext:value-type="float">
            <text:p>22</text:p>
          </table:table-cell>
          <table:table-cell table:formula="of:=[.E6]" office:value-type="float" office:value="-6" calcext:value-type="float">
            <text:p>-6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Δ2=</text:p>
          </table:table-cell>
          <table:table-cell table:formula="of:=[.B3]" office:value-type="float" office:value="4" calcext:value-type="float">
            <text:p>4</text:p>
          </table:table-cell>
          <table:table-cell table:formula="of:=[.C3]" office:value-type="float" office:value="4" calcext:value-type="float">
            <text:p>4</text:p>
          </table:table-cell>
          <table:table-cell table:formula="of:=[.D3]" office:value-type="float" office:value="4" calcext:value-type="float">
            <text:p>4</text:p>
          </table:table-cell>
          <table:table-cell table:formula="of:=[.F3]" office:value-type="float" office:value="-12" calcext:value-type="float">
            <text:p>-12</text:p>
          </table:table-cell>
          <table:table-cell table:style-name="ce4" table:formula="of:=MDETERM([.B25:.E28])" office:value-type="float" office:value="0" calcext:value-type="float" table:number-columns-spanned="1" table:number-rows-spanned="4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table:formula="of:=[.B4]" office:value-type="float" office:value="0" calcext:value-type="float">
            <text:p>0</text:p>
          </table:table-cell>
          <table:table-cell table:formula="of:=[.C4]" office:value-type="float" office:value="-8" calcext:value-type="float">
            <text:p>-8</text:p>
          </table:table-cell>
          <table:table-cell table:formula="of:=[.D4]" office:value-type="float" office:value="-2" calcext:value-type="float">
            <text:p>-2</text:p>
          </table:table-cell>
          <table:table-cell table:formula="of:=[.F4]" office:value-type="float" office:value="26" calcext:value-type="float">
            <text:p>26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table:formula="of:=[.B5]" office:value-type="float" office:value="-2" calcext:value-type="float">
            <text:p>-2</text:p>
          </table:table-cell>
          <table:table-cell table:formula="of:=[.C5]" office:value-type="float" office:value="2" calcext:value-type="float">
            <text:p>2</text:p>
          </table:table-cell>
          <table:table-cell table:formula="of:=[.D5]" office:value-type="float" office:value="-8" calcext:value-type="float">
            <text:p>-8</text:p>
          </table:table-cell>
          <table:table-cell table:formula="of:=[.F5]" office:value-type="float" office:value="0" calcext:value-type="float">
            <text:p>0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table:formula="of:=[.B6]" office:value-type="float" office:value="0" calcext:value-type="float">
            <text:p>0</text:p>
          </table:table-cell>
          <table:table-cell table:formula="of:=[.C6]" office:value-type="float" office:value="-8" calcext:value-type="float">
            <text:p>-8</text:p>
          </table:table-cell>
          <table:table-cell table:formula="of:=[.D6]" office:value-type="float" office:value="2" calcext:value-type="float">
            <text:p>2</text:p>
          </table:table-cell>
          <table:table-cell table:formula="of:=[.F6]" office:value-type="float" office:value="22" calcext:value-type="float">
            <text:p>22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1">
          <table:table-cell table:style-name="ce3" office:value-type="string" calcext:value-type="string">
            <text:p>Ответ</text:p>
          </table:table-cell>
          <table:table-cell table:style-name="ce3" table:formula="of:=[.F13]/[.F9]" office:value-type="float" office:value="1" calcext:value-type="float">
            <text:p>1</text:p>
          </table:table-cell>
          <table:table-cell table:style-name="ce3" table:formula="of:=[.F17]/[.F9]" office:value-type="float" office:value="-3" calcext:value-type="float">
            <text:p>-3</text:p>
          </table:table-cell>
          <table:table-cell table:style-name="ce3" table:formula="of:=[.F21]/[.F9]" office:value-type="float" office:value="-1" calcext:value-type="float">
            <text:p>-1</text:p>
          </table:table-cell>
          <table:table-cell table:style-name="ce3" table:formula="of:=[.F25]/[.F9]" office:value-type="float" office:value="-0" calcext:value-type="float">
            <text:p>0</text:p>
          </table:table-cell>
          <table:table-cell table:style-name="ce2"/>
          <table:table-cell table:style-name="Default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6" table:number-rows-spanned="1">
            <text:p>матричний метод</text:p>
          </table:table-cell>
          <table:covered-table-cell table:number-columns-repeated="5" table:style-name="ce6"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det</text:p>
          </table:table-cell>
          <table:table-cell table:number-matrix-columns-spanned="4" table:number-matrix-rows-spanned="4" table:formula="of:=[.B3:.E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" table:formula="of:=MDETERM([.B32:.E35])" office:value-type="float" office:value="-768" calcext:value-type="float" table:number-columns-spanned="1" table:number-rows-spanned="4">
            <text:p>-768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<text:span text:style-name="T1">A</text:span><text:span text:style-name="T2">-1</text:span></text:p>
          </table:table-cell>
          <table:table-cell table:number-matrix-columns-spanned="4" table:number-matrix-rows-spanned="4" table:formula="of:=MINVERSE([.B3:.E6])" office:value-type="float" office:value="0.666666666666667" calcext:value-type="float">
            <text:p>0.6666666667</text:p>
          </table:table-cell>
          <table:table-cell office:value-type="float" office:value="-0.729166666666667" calcext:value-type="float">
            <text:p>-0.7291666667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.27083333333333" calcext:value-type="float">
            <text:p>1.2708333333</text:p>
          </table:table-cell>
          <table:table-cell table:style-name="ce9" table:number-columns-spanned="1" table:number-rows-spanned="4"/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office:value-type="float" office:value="3.46944695195361E-018" calcext:value-type="float">
            <text:p>3.46944695195361E-18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-0.0625" calcext:value-type="float">
            <text:p>-0.0625</text:p>
          </table:table-cell>
          <table:covered-table-cell table:style-name="ce2"/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office:value-type="float" office:value="-0.25" calcext:value-type="float">
            <text:p>-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-0.5" calcext:value-type="float">
            <text:p>-0.5</text:p>
          </table:table-cell>
          <table:table-cell office:value-type="float" office:value="-0.625" calcext:value-type="float">
            <text:p>-0.625</text:p>
          </table:table-cell>
          <table:covered-table-cell table:style-name="ce2"/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office:value-type="float" office:value="-0.0833333333333333" calcext:value-type="float">
            <text:p>-0.0833333333</text:p>
          </table:table-cell>
          <table:table-cell office:value-type="float" office:value="0.208333333333333" calcext:value-type="float">
            <text:p>0.2083333333</text:p>
          </table:table-cell>
          <table:table-cell office:value-type="float" office:value="-0.166666666666667" calcext:value-type="float">
            <text:p>-0.1666666667</text:p>
          </table:table-cell>
          <table:table-cell office:value-type="float" office:value="-0.291666666666667" calcext:value-type="float">
            <text:p>-0.2916666667</text:p>
          </table:table-cell>
          <table:covered-table-cell table:style-name="ce2"/>
          <table:table-cell table:style-name="Default"/>
          <table:table-cell table:number-columns-repeated="1017"/>
        </table:table-row>
        <table:table-row table:style-name="ro1">
          <table:table-cell table:style-name="ce2"/>
          <table:table-cell table:formula="of:=[.F3]" office:value-type="float" office:value="-12" calcext:value-type="float">
            <text:p>-12</text:p>
          </table:table-cell>
          <table:table-cell table:formula="of:=[.F4]" office:value-type="float" office:value="26" calcext:value-type="float">
            <text:p>26</text:p>
          </table:table-cell>
          <table:table-cell table:formula="of:=[.F5]" office:value-type="float" office:value="0" calcext:value-type="float">
            <text:p>0</text:p>
          </table:table-cell>
          <table:table-cell table:formula="of:=[.F6]" office:value-type="float" office:value="22" calcext:value-type="float">
            <text:p>22</text:p>
          </table:table-cell>
          <table:table-cell table:style-name="ce2"/>
          <table:table-cell table:style-name="Default"/>
          <table:table-cell table:number-columns-repeated="1017"/>
        </table:table-row>
        <table:table-row table:style-name="ro1">
          <table:table-cell table:style-name="ce3" office:value-type="string" calcext:value-type="string">
            <text:p>Ответ</text:p>
          </table:table-cell>
          <table:table-cell table:style-name="ce7" table:formula="of:=SUMPRODUCT([.B36:.E36];[.B40:.E40])" office:value-type="float" office:value="1" calcext:value-type="float">
            <text:p>1</text:p>
          </table:table-cell>
          <table:table-cell table:style-name="ce7" table:formula="of:=SUMPRODUCT([.B37:.E37];[.B40:.E40])" office:value-type="float" office:value="-3" calcext:value-type="float">
            <text:p>-3</text:p>
          </table:table-cell>
          <table:table-cell table:style-name="ce7" table:formula="of:=SUMPRODUCT([.B38:.E38];[.B40:.E40])" office:value-type="float" office:value="-1" calcext:value-type="float">
            <text:p>-1</text:p>
          </table:table-cell>
          <table:table-cell table:style-name="ce7" table:formula="of:=SUMPRODUCT([.B39:.E39];[.B40:.E40])" office:value-type="float" office:value="0" calcext:value-type="float">
            <text:p>0</text:p>
          </table:table-cell>
          <table:table-cell table:style-name="ce2"/>
          <table:table-cell table:style-name="Default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6" table:number-rows-spanned="1">
            <text:p>пошук розвязку</text:p>
          </table:table-cell>
          <table:covered-table-cell table:number-columns-repeated="5" table:style-name="ce1"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A</text:p>
          </table:table-cell>
          <table:table-cell table:number-matrix-columns-spanned="4" table:number-matrix-rows-spanned="4" table:formula="of:=[.B3:.E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8" table:formula="of:=SUMPRODUCT([.B48:.E48];[.B44:.E44])" office:value-type="float" office:value="-11.9999999999934" calcext:value-type="float">
            <text:p>-12</text:p>
          </table:table-cell>
          <table:table-cell table:style-name="ce10" table:number-matrix-columns-spanned="1" table:number-matrix-rows-spanned="4" table:formula="of:=[.F3:.F6]" office:value-type="float" office:value="-12" calcext:value-type="float">
            <text:p>-12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style-name="ce8" table:formula="of:=SUMPRODUCT([.B48:.E48];[.B45:.E45])" office:value-type="float" office:value="26.000000000002" calcext:value-type="float">
            <text:p>26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style-name="ce8" table:formula="of:=SUMPRODUCT([.B48:.E48];[.B46:.E46])" office:value-type="float" office:value="0.00000000000260058641288197" calcext:value-type="float">
            <text:p>2.60058641288197E-1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style-name="ce8" table:formula="of:=SUMPRODUCT([.B48:.E48];[.B47:.E47])" office:value-type="float" office:value="21.999999999998" calcext:value-type="float">
            <text:p>22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Ответ</text:p>
          </table:table-cell>
          <table:table-cell table:style-name="ce7" office:value-type="float" office:value="1.00000000000262" calcext:value-type="float">
            <text:p>1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float" office:value="-1.00000000000098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8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вдання 2" table:style-name="ta2">
        <office:forms form:automatic-focus="false" form:apply-design-mode="false"/>
        <table:table-column table:style-name="co1" table:number-columns-repeated="1024" table:default-cell-style-name="ce5"/>
        <table:table-row table:style-name="ro1">
          <table:table-cell table:style-name="ce11" office:value-type="string" calcext:value-type="string" table:number-columns-spanned="5" table:number-rows-spanned="1">
            <text:p>Завдання 2</text:p>
          </table:table-cell>
          <table:covered-table-cell table:number-columns-repeated="4" table:style-name="ce6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5" table:number-rows-spanned="1">
            <text:p>пошук розвязку</text:p>
          </table:table-cell>
          <table:covered-table-cell table:number-columns-repeated="4" table:style-name="ce6"/>
          <table:table-cell table:number-columns-repeated="1019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Cos(x)</text:p>
          </table:table-cell>
          <table:table-cell table:style-name="ce12" office:value-type="string" calcext:value-type="string">
            <text:p>Ln(1+x)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number-columns-repeated="1019"/>
        </table:table-row>
        <table:table-row table:style-name="ro1">
          <table:table-cell office:value-type="float" office:value="0.884510616165852" calcext:value-type="float">
            <text:p>0.8845106162</text:p>
          </table:table-cell>
          <table:table-cell table:formula="of:=COS([.A4])" office:value-type="float" office:value="0.633668167121684" calcext:value-type="float">
            <text:p>0.6336681671</text:p>
          </table:table-cell>
          <table:table-cell table:formula="of:=LN(1+[.A4])" office:value-type="float" office:value="0.633668167121683" calcext:value-type="float">
            <text:p>0.6336681671</text:p>
          </table:table-cell>
          <table:table-cell office:value-type="float" office:value="0" calcext:value-type="float">
            <text:p>0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5" table:number-rows-spanned="1">
            <text:p>підбір параметру</text:p>
          </table:table-cell>
          <table:covered-table-cell table:number-columns-repeated="4" table:style-name="ce6"/>
          <table:table-cell table:number-columns-repeated="1019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Формула</text:p>
          </table:table-cell>
          <table:table-cell table:style-name="ce12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number-columns-repeated="1019"/>
        </table:table-row>
        <table:table-row table:style-name="ro1">
          <table:table-cell office:value-type="float" office:value="0.884043666" calcext:value-type="float">
            <text:p>0.884043666</text:p>
          </table:table-cell>
          <table:table-cell table:formula="of:=COS([.A8])-LN(1+[.A8])" office:value-type="float" office:value="0.000608979827678935" calcext:value-type="float">
            <text:p>0.0006089798</text:p>
          </table:table-cell>
          <table:table-cell/>
          <table:table-cell office:value-type="float" office:value="0" calcext:value-type="float">
            <text:p>0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middle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Завдання_20_1" style:display-name="PageStyle_Завдання 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Завдання_20_2" style:display-name="PageStyle_Завдання 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4:09:48</meta:creation-date>
    <dc:language>en-US</dc:language>
    <dc:date>2018-06-20T09:14:27.982198823</dc:date>
    <meta:editing-cycles>34</meta:editing-cycles>
    <meta:editing-duration>PT2H11M35S</meta:editing-duration>
    <meta:generator>LibreOffice/5.1.6.2$Linux_x86 LibreOffice_project/10m0$Build-2</meta:generator>
    <meta:document-statistic meta:table-count="2" meta:cell-count="223" meta:object-count="0"/>
  </office:meta>
</office:document-meta>
</file>